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rt node side files</text:p>
      <text:list xml:id="list6982161111637287045" text:style-name="L1">
        <text:list-item>
          <text:p text:style-name="P1">server.js <text:s text:c="2"/>&lt;= THIS IS ENTRY POINT</text:p>
        </text:list-item>
        <text:list-item>
          <text:p text:style-name="P1">install required dependencies</text:p>
          <text:list>
            <text:list-item>
              <text:p text:style-name="P1">bcrypt</text:p>
            </text:list-item>
            <text:list-item>
              <text:p text:style-name="P1">config</text:p>
            </text:list-item>
            <text:list-item>
              <text:p text:style-name="P1">express</text:p>
            </text:list-item>
            <text:list-item>
              <text:p text:style-name="P1">express-validator</text:p>
            </text:list-item>
            <text:list-item>
              <text:p text:style-name="P1">gravatar</text:p>
            </text:list-item>
            <text:list-item>
              <text:p text:style-name="P1">jsonwebtoken</text:p>
            </text:list-item>
            <text:list-item>
              <text:p text:style-name="P1">mongoose</text:p>
            </text:list-item>
            <text:list-item>
              <text:p text:style-name="P1">request</text:p>
            </text:list-item>
          </text:list>
        </text:list-item>
      </text:list>
      <text:p text:style-name="Standard"/>
      <text:p text:style-name="Standard">Create configuration files</text:p>
      <text:list xml:id="list7365066654325346431" text:style-name="L2">
        <text:list-item>
          <text:p text:style-name="P3">config/db.js</text:p>
        </text:list-item>
        <text:list-item>
          <text:p text:style-name="P3">default.json</text:p>
        </text:list-item>
      </text:list>
      <text:p text:style-name="Standard"/>
      <text:p text:style-name="Standard">Create models</text:p>
      <text:list xml:id="list1345323099927957686" text:style-name="L3">
        <text:list-item>
          <text:p text:style-name="P4">models/User.js</text:p>
        </text:list-item>
      </text:list>
      <text:p text:style-name="Standard"/>
      <text:p text:style-name="Standard">Create routes</text:p>
      <text:list xml:id="list4961577610374306835" text:style-name="L4">
        <text:list-item>
          <text:p text:style-name="P5">routes/auth.js</text:p>
        </text:list-item>
        <text:list-item>
          <text:p text:style-name="P5">routes/posts.js</text:p>
        </text:list-item>
        <text:list-item>
          <text:p text:style-name="P5">routes/profile.js</text:p>
        </text:list-item>
        <text:list-item>
          <text:p text:style-name="P5">routes/users.j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29M41S</meta:editing-duration>
    <meta:editing-cycles>6</meta:editing-cycles>
    <meta:generator>OpenOffice/4.1.7$Win32 OpenOffice.org_project/417m1$Build-9800</meta:generator>
    <dc:date>2020-06-13T11:24:52.10</dc:date>
    <dc:creator>Mohit Sharma</dc:creator>
    <meta:document-statistic meta:table-count="0" meta:image-count="0" meta:object-count="0" meta:page-count="1" meta:paragraph-count="21" meta:word-count="52" meta:character-count="323"/>
    <meta:user-defined meta:name="Info 1"/>
    <meta:user-defined meta:name="Info 2"/>
    <meta:user-defined meta:name="Info 3"/>
    <meta:user-defined meta:name="Info 4"/>
  </office:meta>
</office:document-meta>
</file>